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ank you for sharing this comprehensive research document. I'll integrate these findings into the chapter draft to strengthen it with specific data points and citations.</text:p>
      <text:h text:style-name="Heading_20_1" text:outline-level="1">Chapter 1: The Captive Mind: Understanding Digital Overload in the Age of Constant Connectivity</text:h>
      <text:p text:style-name="Text_20_body">Imagine your brain as a crowded theater where a thousand performers are simultaneously vying for the spotlight. Some shout, others flash bright colors, many ping incessantly for acknowledgment. This isn't a metaphor—it's a Tuesday morning in the life of your cognitive processes.</text:p>
      <text:p text:style-name="Text_20_body">The modern digital landscape has transformed our mental environment in ways we're only beginning to understand. What we experience as the simple frustration of trying to read an article while notifications cascade down our screens is actually a sophisticated neurological drama playing out in real-time—a battle for the most precious and limited resource of the digital age: your attention.</text:p>
      <text:h text:style-name="Heading_20_2" text:outline-level="2">The Invisible Tax on Your Mental Bandwidth</text:h>
      <text:p text:style-name="Text_20_body">Every day, your mind pays a tax you never explicitly agreed to. This tax isn't collected in dollars but in fragments of focus, slivers of sustained thought, and pieces of potential creativity. The collector isn't a government agency but something far more pervasive: the digital environment we've built around ourselves, one notification at a time.</text:p>
      <text:p text:style-name="Text_20_body">The science reveals a troubling reality. When the volume of incoming information exceeds our processing capacity, we experience what researchers clinically term "information overload." The symptoms are familiar to all of us: inefficient work, confusion, decision paralysis, anxiety, and stress. What feels like a personal failing—"Why can't I just focus?"—is actually a predictable response to an environment that human cognition wasn't designed to navigate.</text:p>
      <text:p text:style-name="Text_20_body">But the tax runs deeper than momentary distraction. Research shows that on an average day, users switch between different apps and websites nearly 1,200 times, leading to approximately 4 hours lost per week due to context switching.[^1] In workplace settings, it can take up to 9.5 minutes to regain productive workflow after switching between digital applications.[^2] Office workers typically react to incoming emails within just 6 seconds of arrival, with each interruption costing an average of 64 seconds to resume work.[^3]</text:p>
      <text:p text:style-name="Text_20_body">The cumulative effect is staggering—employees lose approximately five working weeks per year (representing 9% of total work time) simply reorienting themselves after switching tasks.[^4] That's not just a personal frustration; it translates to significant economic costs. Digital interruptions cost organizations approximately one hour of productivity per employee daily, equating to more than £3,200 per employee annually.[^5] For the United States, research suggests that social media distractions alone cost the economy approximately 650 billion dollars, which translates to around $4,500 wasted per worker annually.[^6]</text:p>
      <text:h text:style-name="Heading_20_2" text:outline-level="2"><text:soft-page-break/>The Cognitive Casualties of Digital Life</text:h>
      <text:p text:style-name="Text_20_body">The toll of digital overload manifests in three critical areas of cognitive function, each with cascading consequences for how we think, work, and live:</text:p>
      <text:p text:style-name="Text_20_body">First, our attention becomes fragmented. Like a spotlight constantly jerking from one object to another, our ability to sustain focus on a single task diminishes. We develop what some have called "popcorn brain"—jumping from thought to thought, website to website, app to app. The result isn't just reduced productivity but a fundamental shift in how we engage with ideas. Deep contemplation becomes increasingly rare, replaced by shallow skimming across the surface of information.</text:p>
      <text:p text:style-name="Text_20_body">Second, our memory systems struggle to consolidate information. Think of memory as a filing system that requires a certain amount of processing time to properly categorize and store information. The rapid-fire consumption model of digital media rarely allows for this crucial processing. Heavy digital media multitaskers demonstrate notable differences in cognitive function compared to their less-connected peers, exhibiting poorer memory function, increased impulsivity, reduced empathy, and elevated anxiety levels.[^7]</text:p>
      <text:p text:style-name="Text_20_body">Third, our cognitive load reaches unsustainable levels. Cognitive Load Theory provides a useful framework here: our working memory has a strictly limited capacity. Digital multitasking, which involves rapidly switching between different information streams, significantly increases this load, reducing overall cognitive efficiency. This cognitive drain is consistent with reports that multitasking and frequent task-switching lead to mental exhaustion by depleting cognitive resources required for focused attention.[^8]</text:p>
      <text:p text:style-name="Text_20_body">Perhaps most insidious is what researchers call the "brain drain" hypothesis: the mere presence of your smartphone—even when you're not actively using it—consumes cognitive resources. Studies testing this hypothesis found that even when people successfully avoid checking their phones, the device's mere presence reduces available cognitive capacity by occupying limited-capacity cognitive resources.[^9] Importantly, these cognitive costs are highest for individuals with the greatest smartphone dependence,[^10] suggesting a potential cycle where digital dependency increases vulnerability to cognitive impairment.</text:p>
      <text:p text:style-name="Text_20_body">The neurological impact is increasingly evident. Neuroimaging studies have identified measurable changes in brain structure associated with intensive digital media use. Research examining preschool-aged children found that higher screen time correlated with reduced cortical thickness in brain regions that support both primary visual processing and higher-order cognitive functions.[^11]</text:p>
      <text:p text:style-name="Text_20_body">The cost appears most severe for those who were already neurologically predisposed to attention challenges.</text:p>
      <text:h text:style-name="Heading_20_2" text:outline-level="2">When Digital Distraction Meets ADHD: A Perfect Storm</text:h>
      <text:p text:style-name="Text_20_body">For individuals with Attention-Deficit/Hyperactivity Disorder (ADHD), the modern digital environment isn't merely distracting—it's almost perfectly engineered to exploit core cognitive vulnerabilities.</text:p>
      <text:p text:style-name="Text_20_body"><text:soft-page-break/>ADHD is fundamentally understood as a disorder involving deficits in executive functions—the higher-order cognitive processes essential for self-regulation and goal-directed behavior. These executive functions include working memory (holding and manipulating information), inhibition (filtering distractions and controlling impulses), sustained attention, task initiation, planning, organization, and cognitive flexibility.</text:p>
      <text:p text:style-name="Text_20_body">The digital world, with its constant stream of notifications, hyperlinks, engaging stimuli, and demands for multitasking, directly targets these vulnerabilities. The relationship appears bidirectional—individuals with ADHD may be more drawn to digital stimulation, while intensive digital media engagement may exacerbate or trigger ADHD-like behaviors in susceptible individuals. Longitudinal research has established these connections: in a two-year study of over 2,500 adolescents, high-frequency digital media use at baseline was associated with the subsequent development of ADHD symptoms.[^12] Among students reporting no high-frequency media use at baseline, 4.6% met ADHD symptom criteria at follow-up, compared to 9.5% of those with high-frequency media use and 10.5% for those with the highest frequency.[^13]</text:p>
      <text:p text:style-name="Text_20_body">Adding to this perfect storm is the phenomenon of sensory overload, which appears more common in the ADHD population. People with ADHD often experience sensory processing differences that make them particularly vulnerable to digital overstimulation. Research indicates that individuals with ADHD are typically hyper-sensitive to sensory information, causing them to experience certain sensations more intensely or for longer durations than neurotypical individuals.[^14]</text:p>
      <text:p text:style-name="Text_20_body">Sensory overload in ADHD manifests through various symptoms including headaches, dizziness, increased anxiety, irritability, sleep difficulties, emotional outbursts, difficulty focusing, restlessness, and potential panic attacks.[^15] Digital environments—with their bright screens, frequent notifications, and constant stimulation—can be particularly challenging for those with sensory sensitivities.</text:p>
      <text:p text:style-name="Text_20_body">This isn't to paint a hopeless picture—rather, it's to recognize that what many experience as personal failure ("Why can't I just put my phone down?") is actually a predictable result of neurological differences interacting with an environment optimized for distraction.</text:p>
      <text:h text:style-name="Heading_20_2" text:outline-level="2">The Paradox of Digital Solutions</text:h>
      <text:p text:style-name="Text_20_body">Here's where we encounter a fascinating paradox: the same digital revolution that created these challenges might also hold the key to managing them. Specifically, the rise of artificial intelligence presents a remarkable opportunity to transform our relationship with technology.</text:p>
      <text:p text:style-name="Text_20_body">What if, instead of viewing AI as yet another tool for increasing output, we reconceptualized it as a shield for our finite attention? What if AI could filter the digital noise, organize information in ways aligned with how our brains actually work, and create spaces for deep thought and genuine presence?</text:p>
      <text:p text:style-name="Text_20_body">This isn't a futuristic fantasy—it's happening now. AI tools are being developed that can intelligently manage notifications, summarize lengthy content, prioritize information based on relevance, organize thoughts and ideas, and create friction-free workflows that reduce cognitive load rather than increase it.</text:p>
      <text:p text:style-name="Text_20_body"><text:soft-page-break/>The key insight is this: technology itself isn't inherently attention-depleting. Rather, it's how we've configured our digital tools—optimized for engagement metrics rather than cognitive well-being—that creates the problem. AI offers the potential to reconfigure this relationship, serving as an attentional ally rather than an enemy.</text:p>
      <text:h text:style-name="Heading_20_2" text:outline-level="2">A New Framework: AI as Cognitive Support</text:h>
      <text:p text:style-name="Text_20_body">Consider a simple example: Every day, you likely encounter dozens of articles, reports, or documents that seem potentially valuable, but reading them all would be impossible. The traditional approach involves either skimming (and missing valuable details) or bookmarking for later (creating a digital pile that grows but is rarely revisited).</text:p>
      <text:p text:style-name="Text_20_body">Now imagine an AI assistant that doesn't just store these items but intelligently processes them—extracting key points aligned with your specific interests, identifying connections to projects you're working on, and presenting this information in a format optimized for your comprehension and retention.</text:p>
      <text:p text:style-name="Text_20_body">This isn't replacing human thinking but augmenting it—removing the extrinsic cognitive load (the mental effort spent navigating poorly designed information environments) so more capacity remains for intrinsic load (the inherent complexity of the task itself).</text:p>
      <text:p text:style-name="Text_20_body">Research on digital detox interventions—periods of intentional disconnection from digital devices—shows promising but complex results. Studies indicate that digital detox interventions result in measurable reductions in both smartphone and internet dependency that persist beyond the intervention period.[^16] These interventions appear particularly effective at decreasing both smartphone dependence and social media use patterns.[^17]</text:p>
      <text:p text:style-name="Text_20_body">However, longitudinal assessment reveals potential limitations to these benefits. Brief two-week evaluations following digital detox interventions have shown consumption patterns sometimes reverting to pre-intervention levels,[^18] suggesting a rebounding effect that may limit long-term efficacy. This pattern aligns with addiction research showing that simple abstinence without addressing underlying mechanisms often leads to relapse.</text:p>
      <text:p text:style-name="Text_20_body">Rather than periodic detoxes, AI could provide continuous, intelligent mediation of our digital environment—transforming our relationship with technology in a sustainable way.</text:p>
      <text:h text:style-name="Heading_20_2" text:outline-level="2">The Path Forward</text:h>
      <text:p text:style-name="Text_20_body">Throughout this book, we'll explore practical strategies for implementing this framework—for using AI not as a productivity engine but as an attentional shield. We'll examine specific tools and techniques suitable for different technical comfort levels, ways to integrate AI with established cognitive and mindfulness principles, and approaches for customizing AI supports to individual cognitive profiles.</text:p>
      <text:p text:style-name="Text_20_body">But before diving into these practical elements, let's be clear about what's at stake. The capacity for sustained attention isn't merely a productivity hack—it's foundational to our ability to think deeply, <text:soft-page-break/>connect meaningfully with others, and engage fully with our lives. When we lose this capacity, we lose something essentially human.</text:p>
      <text:p text:style-name="Text_20_body">What we're proposing isn't technological solutionism. AI alone won't solve the attention crisis. Environmental factors also appear crucial in mitigating digital distraction's impacts. Research shows that lifestyle aspects such as sleep quality and physical activity have significant relationships with positive mood states,[^19] potentially buffering against digital overload's negative effects.</text:p>
      <text:p text:style-name="Text_20_body">The goal isn't to eliminate all distractions or to achieve some superhuman state of perpetual focus. Rather, it's to develop a more intentional relationship with our digital environment—one where technology serves our cognitive needs rather than exploiting our cognitive vulnerabilities.</text:p>
      <text:p text:style-name="Text_20_body">In the chapters that follow, we'll build a practical framework for achieving this goal, starting with simple techniques anyone can implement and moving toward more advanced customizations. But the principle remains consistent throughout: in a world designed to capture our attention, we can use AI to help shield it, allowing us to direct this precious resource toward what truly matters.</text:p>
      <text:p text:style-name="Text_20_body">[^1]: Source: https://timeular.com/blog/context-switching/ [^2]: Source: https://www.atlassian.com/blog/productivity/context-switching [^3]: Source: https://productivityreport.org/2025/04/11/how-much-time-do-we-lose-task-switching/ [^4]: Source: https://timeular.com/blog/context-switching/ [^5]: Source: https://www.infosecurity-magazine.com/news/survey-finds-digital-distraction-in-the-workplace/ [^6]: Source: https://www.managementstudyguide.com/economic-effects-of-digital-distractions.htm [^7]: Source: https://pmc.ncbi.nlm.nih.gov/articles/PMC7366944/ [^8]: Source: https://timeular.com/blog/context-switching/ [^9]: Source: https://www.journals.uchicago.edu/doi/full/10.1086/691462 [^10]: Source: https://www.journals.uchicago.edu/doi/full/10.1086/691462 [^11]: Source: https://www.ncbi.nlm.nih.gov/pmc/articles/PMC9645312/ [^12]: Source: https://www.adhdevidence.org/blog/digital-media-use-and-adhd [^13]: Source: https://www.adhdevidence.org/blog/digital-media-use-and-adhd [^14]: Source: https://add.org/sensory-overload-adhd/ [^15]: Source: https://add.org/sensory-overload-adhd/ [^16]: Source: https://pmc.ncbi.nlm.nih.gov/articles/PMC11109987/ [^17]: Source: https://pmc.ncbi.nlm.nih.gov/articles/PMC11109987/ [^18]: Source: https://pmc.ncbi.nlm.nih.gov/articles/PMC11109987/ [^19]: Source: https://www.semanticscholar.org/paper/ec4a72927b8f2a9e351b8cf660b43cfbe9b22767</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8:46:35.075512000</meta:creation-date>
    <dc:date>2025-04-23T20:28:49.133409000</dc:date>
    <meta:editing-duration>PT1H32M1S</meta:editing-duration>
    <meta:editing-cycles>1</meta:editing-cycles>
    <meta:document-statistic meta:table-count="0" meta:image-count="0" meta:object-count="0" meta:page-count="5" meta:paragraph-count="43" meta:word-count="1917" meta:character-count="14864" meta:non-whitespace-character-count="13015"/>
    <meta:generator>LibreOffice/25.2.1.2$MacOSX_AARCH64 LibreOffice_project/d3abf4aee5fd705e4a92bba33a32f40bc4e56f49</meta:generator>
  </office:meta>
</office:document-meta>
</file>